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c4f176"/>
    </style:style>
    <style:style style:name="T30" style:family="text">
      <style:text-properties officeooo:rsid="03b4652d"/>
    </style:style>
    <style:style style:name="T31" style:family="text">
      <style:text-properties officeooo:rsid="0473a949"/>
    </style:style>
    <style:style style:name="T32" style:family="text">
      <style:text-properties officeooo:rsid="0387836c"/>
    </style:style>
    <style:style style:name="T33" style:family="text">
      <style:text-properties officeooo:rsid="023c6ef8"/>
    </style:style>
    <style:style style:name="T34" style:family="text">
      <style:text-properties officeooo:rsid="023d86f1"/>
    </style:style>
    <style:style style:name="T35" style:family="text">
      <style:text-properties officeooo:rsid="02f83ef8"/>
    </style:style>
    <style:style style:name="T36" style:family="text">
      <style:text-properties officeooo:rsid="030feb5b"/>
    </style:style>
    <style:style style:name="T37" style:family="text">
      <style:text-properties officeooo:rsid="03106751"/>
    </style:style>
    <style:style style:name="T38" style:family="text">
      <style:text-properties officeooo:rsid="0303035b"/>
    </style:style>
    <style:style style:name="T39" style:family="text">
      <style:text-properties officeooo:rsid="01dff054"/>
    </style:style>
    <style:style style:name="T40" style:family="text">
      <style:text-properties officeooo:rsid="03ea566d"/>
    </style:style>
    <style:style style:name="T41" style:family="text">
      <style:text-properties officeooo:rsid="03ed31da"/>
    </style:style>
    <style:style style:name="T42" style:family="text">
      <style:text-properties officeooo:rsid="03fa80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29">Esser-</text:span>Skala, 20<text:span text:style-name="T37">20</text:span></text:p>
      <text:p text:style-name="P15"/>
      <text:p text:style-name="P15"/>
      <text:p text:style-name="P10">© 20<text:span text:style-name="T37">20</text:span> by Wolfgang <text:span text:style-name="T29">Esser-</text:span>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9"/>
      <text:p text:style-name="P11">Music engraving by LilyPond 2.18.0 (http://www.lilypond.org).<text:span text:style-name="T26"><text:line-break/>Front matter</text:span> typeset with EB Garamond (http://www.georgduffner.at/ebgaramond).</text:p>
      <text:p text:style-name="P15"/>
      <text:p text:style-name="P8">First <text:span text:style-name="T29">version</text:span>, <text:span text:style-name="T37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4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3">https://digital.staatsbibliothek-berlin.de/werkansicht/?PPN=PPN798409592<text:line-break/><text:tab/></text:span>(siglum<text:span text:style-name="T31"> </text:span>Mus.<text:span text:style-name="T33">ms. 18710</text:span>)</text:p>
      <text:p text:style-name="P2"/>
      <text:p text:style-name="P6">In general, this edition closely follows the <text:span text:style-name="T32">manuscript. </text:span>Any<text:span text:style-name="T35"> </text:span>changes <text:span text:style-name="T2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38">A, alto; B, basso; </text:span>Ms, manuscript;<text:span text:style-name="T33"> </text:span>org, organ; <text:span text:style-name="T39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6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30">Esser-</text:span>Skala</text:p>
      <text:p text:style-name="P13"/>
      <text:p text:style-name="P13"/>
      <text:p text:style-name="P14"/>
      <text:p text:style-name="P20"><text:line-break/><text:span text:style-name="T40">C O N T E N T S</text:span></text:p>
      <text:p text:style-name="P17"/>
      <text:p text:style-name="P12"/>
      <text:p text:style-name="P22">1<text:tab/><text:span text:style-name="T40">Coro</text:span>: <text:tab/><text:span text:style-name="T40">Beſpiegelt euch in Jeſu Leiden<text:tab/>1</text:span><text:line-break/><text:line-break/><text:span text:style-name="T34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41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42">3</text:span><text:tab/>Recitativo:<text:tab/>Und Jeſus ging hinauf<text:tab/>1<text:span text:style-name="T5"><text:line-break/><text:line-break/></text:span>Evangeliſt<text:span text:style-name="T5"><text:tab/>Und Jeſus ging hinau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3T19:34:55.749608232</dc:date>
    <dc:creator>Wolfgang Skala</dc:creator>
    <meta:editing-duration>P9DT23H42M59S</meta:editing-duration>
    <meta:editing-cycles>905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423" meta:character-count="2659" meta:non-whitespace-character-count="2207"/>
  </office:meta>
</office:document-meta>
</file>